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Standard" style:family="paragraph">
      <style:text-properties fo:font-size="15pt" style:font-size-asian="15pt" style:font-size-complex="15pt"/>
    </style:style>
    <style:style style:name="P4" style:parent-style-name="Standard" style:family="paragraph">
      <style:text-properties fo:font-size="15pt" style:font-size-asian="15pt" style:font-size-complex="15pt"/>
    </style:style>
    <style:style style:name="P5" style:parent-style-name="Standard" style:family="paragraph">
      <style:text-properties fo:font-size="15pt" style:font-size-asian="15pt" style:font-size-complex="15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family="paragraph">
      <style:text-properties fo:font-size="15pt" style:font-size-asian="15pt" style:font-size-complex="15pt"/>
    </style:style>
    <style:style style:name="P9" style:parent-style-name="Standard" style:family="paragraph">
      <style:text-properties fo:font-size="15pt" style:font-size-asian="15pt" style:font-size-complex="15pt"/>
    </style:style>
    <style:style style:name="P10" style:parent-style-name="Standard" style:family="paragraph">
      <style:text-properties fo:font-size="15pt" style:font-size-asian="15pt" style:font-size-complex="15pt"/>
    </style:style>
    <style:style style:name="P11" style:parent-style-name="Standard" style:family="paragraph">
      <style:text-properties fo:font-size="15pt" style:font-size-asian="15pt" style:font-size-complex="15pt"/>
    </style:style>
    <style:style style:name="P12" style:parent-style-name="Standard" style:family="paragraph">
      <style:text-properties fo:font-size="15pt" style:font-size-asian="15pt" style:font-size-complex="15pt"/>
    </style:style>
    <style:style style:name="P13" style:parent-style-name="Standard" style:family="paragraph">
      <style:text-properties fo:font-size="15pt" style:font-size-asian="15pt" style:font-size-complex="15pt"/>
    </style:style>
    <style:style style:name="P14" style:parent-style-name="Standard" style:family="paragraph">
      <style:text-properties fo:font-size="15pt" style:font-size-asian="15pt" style:font-size-complex="15pt"/>
    </style:style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font-size="15pt" style:font-size-asian="15pt" style:font-size-complex="15pt"/>
    </style:style>
    <style:style style:name="P17" style:parent-style-name="Standard" style:family="paragraph">
      <style:text-properties fo:font-size="15pt" style:font-size-asian="15pt" style:font-size-complex="15pt"/>
    </style:style>
    <style:style style:name="P18" style:parent-style-name="Standard" style:family="paragraph">
      <style:text-properties fo:font-size="15pt" style:font-size-asian="15pt" style:font-size-complex="15pt"/>
    </style:style>
    <style:style style:name="P19" style:parent-style-name="Standard" style:family="paragraph">
      <style:text-properties fo:font-size="15pt" style:font-size-asian="15pt" style:font-size-complex="15pt"/>
    </style:style>
    <style:style style:name="P20" style:parent-style-name="Standard" style:family="paragraph">
      <style:text-properties fo:font-size="15pt" style:font-size-asian="15pt" style:font-size-complex="15pt"/>
    </style:style>
    <style:style style:name="P21" style:parent-style-name="Standard" style:family="paragraph">
      <style:text-properties fo:font-size="15pt" style:font-size-asian="15pt" style:font-size-complex="15pt"/>
    </style:style>
    <style:style style:name="P22" style:parent-style-name="Standard" style:family="paragraph">
      <style:text-properties fo:font-size="15pt" style:font-size-asian="15pt" style:font-size-complex="15pt"/>
    </style:style>
    <style:style style:name="P23" style:parent-style-name="Standard" style:family="paragraph">
      <style:text-properties fo:font-size="15pt" style:font-size-asian="15pt" style:font-size-complex="15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T26" style:parent-style-name="Policepardéfaut" style:family="text">
      <style:text-properties fo:font-size="14pt" style:font-size-asian="14pt" style:font-size-complex="14pt" fo:background-color="#FFFF00"/>
    </style:style>
    <style:style style:name="T27" style:parent-style-name="Policepardéfaut" style:family="text">
      <style:text-properties fo:font-size="14pt" style:font-size-asian="14pt" style:font-size-complex="14pt" fo:background-color="#FFFF00"/>
    </style:style>
    <style:style style:name="T28" style:parent-style-name="Policepardéfaut" style:family="text">
      <style:text-properties fo:font-size="14pt" style:font-size-asian="14pt" style:font-size-complex="14pt" fo:background-color="#FFFF00"/>
    </style:style>
    <style:style style:name="T29" style:parent-style-name="Policepardéfaut" style:family="text">
      <style:text-properties fo:font-style="italic" style:font-style-asian="italic" style:font-style-complex="italic" fo:font-size="14pt" style:font-size-asian="14pt" style:font-size-complex="14pt" fo:background-color="#FFFF00"/>
    </style:style>
    <style:style style:name="T30" style:parent-style-name="Policepardéfaut" style:family="text">
      <style:text-properties fo:font-size="14pt" style:font-size-asian="14pt" style:font-size-complex="14pt" fo:background-color="#FFFF00"/>
    </style:style>
    <style:style style:name="P31" style:parent-style-name="Standard" style:family="paragraph">
      <style:text-properties fo:font-size="14pt" style:font-size-asian="14pt" style:font-size-complex="14pt" fo:background-color="#FFFF00"/>
    </style:style>
    <style:style style:name="P32" style:parent-style-name="Standard" style:family="paragraph">
      <style:text-properties fo:font-size="14pt" style:font-size-asian="14pt" style:font-size-complex="14pt" fo:background-color="#FFFF00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 fo:background-color="#66FFFF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 fo:background-color="#66FFFF"/>
    </style:style>
    <style:style style:name="P37" style:parent-style-name="Standard" style:family="paragraph">
      <style:text-properties fo:font-size="14pt" style:font-size-asian="14pt" style:font-size-complex="14pt" fo:background-color="#66FFFF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 fo:background-color="#FFFF00"/>
    </style:style>
    <style:style style:name="T40" style:parent-style-name="Policepardéfaut" style:family="text">
      <style:text-properties fo:font-style="italic" style:font-style-asian="italic" style:font-style-complex="italic" fo:font-size="14pt" style:font-size-asian="14pt" style:font-size-complex="14pt" fo:background-color="#FFFF00"/>
    </style:style>
    <style:style style:name="P41" style:parent-style-name="Standard" style:family="paragraph">
      <style:text-properties fo:font-style="italic" style:font-style-asian="italic" style:font-style-complex="italic" fo:font-size="14pt" style:font-size-asian="14pt" style:font-size-complex="14pt" fo:background-color="#FFFF00"/>
    </style:style>
    <style:style style:name="P42" style:parent-style-name="Standard" style:family="paragraph">
      <style:text-properties fo:font-size="14pt" style:font-size-asian="14pt" style:font-size-complex="14pt" fo:background-color="#FFFF00"/>
    </style:style>
    <style:style style:name="P43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 fo:background-color="#00FFFF"/>
    </style:style>
    <style:style style:name="P45" style:parent-style-name="Standard" style:family="paragraph">
      <style:text-properties fo:font-style="italic" style:font-style-asian="italic" style:font-style-complex="italic" fo:font-size="14pt" style:font-size-asian="14pt" style:font-size-complex="14pt" fo:background-color="#00FFFF"/>
    </style:style>
    <style:style style:name="P46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T47" style:parent-style-name="Policepardéfaut" style:family="text">
      <style:text-properties fo:font-size="14pt" style:font-size-asian="14pt" style:font-size-complex="14pt" fo:background-color="#FFFF00"/>
    </style:style>
    <style:style style:name="P48" style:parent-style-name="Standard" style:family="paragraph">
      <style:text-properties fo:font-style="italic" style:font-style-asian="italic" style:font-style-complex="italic" fo:font-size="14pt" style:font-size-asian="14pt" style:font-size-complex="14pt" fo:background-color="#FFFF00"/>
    </style:style>
    <style:style style:name="P49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T50" style:parent-style-name="Policepardéfaut" style:family="text">
      <style:text-properties fo:font-size="14pt" style:font-size-asian="14pt" style:font-size-complex="14pt" fo:background-color="#FFFF00"/>
    </style:style>
    <style:style style:name="T51" style:parent-style-name="Policepardéfaut" style:family="text">
      <style:text-properties fo:font-size="14pt" style:font-size-asian="14pt" style:font-size-complex="14pt" fo:background-color="#FFFF00"/>
    </style:style>
    <style:style style:name="P52" style:parent-style-name="Standard" style:family="paragraph">
      <style:text-properties fo:font-style="italic" style:font-style-asian="italic" style:font-style-complex="italic" fo:font-size="14pt" style:font-size-asian="14pt" style:font-size-complex="14pt" fo:background-color="#FFFF00"/>
    </style:style>
    <style:style style:name="T53" style:parent-style-name="Policepardéfaut" style:family="text">
      <style:text-properties fo:font-style="italic" style:font-style-asian="italic" style:font-style-complex="italic" fo:font-size="14pt" style:font-size-asian="14pt" style:font-size-complex="14pt" fo:background-color="#FFFF00"/>
    </style:style>
    <style:style style:name="P54" style:parent-style-name="Standard" style:family="paragraph">
      <style:text-properties fo:font-size="14pt" style:font-size-asian="14pt" style:font-size-complex="14pt" fo:background-color="#FFFF00"/>
    </style:style>
    <style:style style:name="P55" style:parent-style-name="Standard" style:family="paragraph">
      <style:text-properties fo:font-size="14pt" style:font-size-asian="14pt" style:font-size-complex="14pt" fo:background-color="#66FFFF"/>
    </style:style>
    <style:style style:name="P56" style:parent-style-name="Standard" style:family="paragraph">
      <style:text-properties fo:font-size="14pt" style:font-size-asian="14pt" style:font-size-complex="14pt" fo:background-color="#66FFFF"/>
    </style:style>
    <style:style style:name="P57" style:parent-style-name="Standard" style:family="paragraph">
      <style:text-properties fo:font-size="14pt" style:font-size-asian="14pt" style:font-size-complex="14pt" fo:background-color="#66FFFF"/>
    </style:style>
    <style:style style:name="P58" style:parent-style-name="Standard" style:family="paragraph">
      <style:text-properties fo:font-size="14pt" style:font-size-asian="14pt" style:font-size-complex="14pt" fo:background-color="#66FFFF"/>
    </style:style>
    <style:style style:name="P59" style:parent-style-name="Standard" style:family="paragraph">
      <style:text-properties fo:font-size="14pt" style:font-size-asian="14pt" style:font-size-complex="14pt" fo:background-color="#FFFF00"/>
    </style:style>
    <style:style style:name="P60" style:parent-style-name="Standard" style:family="paragraph">
      <style:text-properties fo:font-size="14pt" style:font-size-asian="14pt" style:font-size-complex="14pt"/>
    </style:style>
    <style:style style:name="T61" style:parent-style-name="Policepardéfaut" style:family="text">
      <style:text-properties fo:font-size="14pt" style:font-size-asian="14pt" style:font-size-complex="14pt" fo:background-color="#FFFF00"/>
    </style:style>
    <style:style style:name="T62" style:parent-style-name="Policepardéfaut" style:family="text">
      <style:text-properties fo:font-size="14pt" style:font-size-asian="14pt" style:font-size-complex="14pt" fo:background-color="#66FFFF"/>
    </style:style>
    <style:style style:name="T63" style:parent-style-name="Policepardéfaut" style:family="text">
      <style:text-properties fo:font-size="14pt" style:font-size-asian="14pt" style:font-size-complex="14pt" fo:background-color="#66FFFF"/>
    </style:style>
    <style:style style:name="P64" style:parent-style-name="Standard" style:family="paragraph">
      <style:text-properties fo:font-size="14pt" style:font-size-asian="14pt" style:font-size-complex="14pt"/>
    </style:style>
    <style:style style:name="T65" style:parent-style-name="Policepardéfaut" style:family="text">
      <style:text-properties fo:font-size="14pt" style:font-size-asian="14pt" style:font-size-complex="14pt" fo:background-color="#FFFF00"/>
    </style:style>
    <style:style style:name="T66" style:parent-style-name="Policepardéfaut" style:family="text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T68" style:parent-style-name="Policepardéfaut" style:family="text">
      <style:text-properties fo:font-size="14pt" style:font-size-asian="14pt" style:font-size-complex="14pt" fo:background-color="#00FF66"/>
    </style:style>
    <style:style style:name="T69" style:parent-style-name="Policepardéfaut" style:family="text">
      <style:text-properties fo:font-size="14pt" style:font-size-asian="14pt" style:font-size-complex="14pt" fo:background-color="#00FF66"/>
    </style:style>
  </office:automatic-styles>
  <office:body>
    <office:text text:use-soft-page-breaks="true">
      <text:p text:style-name="P1">Explication du projet : Objectifs, motivations,...</text:p>
      <text:p text:style-name="P2">Expliquer notre avancement final par rapport au planning prévu</text:p>
      <text:p text:style-name="P3"/>
      <text:p text:style-name="P4">Comparaison rendu attendu / rendu final. Gif de la vidéo qu'on a<text:s/>pris</text:p>
      <text:p text:style-name="P5"/>
      <text:p text:style-name="P6">Explication du principe et des rôles de chaque gant.</text:p>
      <text:p text:style-name="P7">Description des fonctionnalités : Modes Macro/Micro, communication bluetooth, Strips LEDs indicatives, stabilité de la frequence grace à Kalman, activation grace à un mouvement de la main</text:p>
      <text:p text:style-name="P8">Parler<text:s/>des limites de frequence</text:p>
      <text:p text:style-name="P9"/>
      <text:p text:style-name="P10">Résume du materiel, explication du rôle de chaque composant</text:p>
      <text:p text:style-name="P11">Resumer l'ordre d'acquisition des composants ?</text:p>
      <text:p text:style-name="P12">Dire quels composants ont été changés (HC-06 en HM-10, Arduino Nano en Uno)</text:p>
      <text:p text:style-name="P13">Explication du schéma</text:p>
      <text:p text:style-name="P14"/>
      <text:p text:style-name="P15">Explication des difficultés : Exploitation de l'accelerométre, du filtre de Kalman, problémes avec les modules bluetooth, problémes avec la library Software Serial,, probléme de la nano defectueuse, probléme d'espace sur le gant <text:s/></text:p>
      <text:p text:style-name="P16"/>
      <text:p text:style-name="P17">Perspectives : Ce qui reste à faire, ce qu'il<text:s/>faudrait ajouter ou améliorer (améliorer l'aspect<text:s/><text:tab/><text:tab/>visuel en camouflant les composants et fils, trouver des meilleures batteries,<text:s/><text:tab/><text:tab/>idée de la maille de piles plates, amélioration du confort utilisateur)</text:p>
      <text:p text:style-name="P18"><text:tab/><text:tab/>Ce que nous aurions aimer faire (l'horloge rapide pour objet ludique)</text:p>
      <text:p text:style-name="P19"><text:tab/><text:tab/>On aimerait pouvoir garder les gants pour les améliorer de notre coté</text:p>
      <text:p text:style-name="P20"><text:tab/><text:tab/>Utilisation de l'objet à des fins divertissantes ou scientifiques</text:p>
      <text:p text:style-name="P21"><text:tab/><text:tab/></text:p>
      <text:p text:style-name="P22"/>
      <text:p text:style-name="P23">Conclusion : Ce que ce projet nous a appris 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Script :</text:p>
      <text:p text:style-name="P25"/>
      <text:p text:style-name="Standard"><text:span text:style-name="T26">Bonjour à tous,<text:s/></text:span><text:span text:style-name="T27">aujourd'hui nous allons vous présenter notre projet qui s'intitule<text:s/></text:span><text:span text:style-name="T28">StroboGlove</text:span><text:span text:style-name="T29">.<text:s/></text:span><text:span text:style-name="T30">Nous allons vous parler de son développement, et nous allons vous présenter le produit final. <text:s/></text:span></text:p>
      <text:p text:style-name="P31"/>
      <text:p text:style-name="P32">Nous allons d'abord vous parler de l'idée et des objectifs de notre projet, ensuite nous vous expliqueront le principe de fonctionnement, nous dresserons le matériel et <text:s/>nous détaillerons le rôle de chaque composant, enfin nous vous parlerons des difficultés rencontrées et de ce que nous a appris ce projet.</text:p>
      <text:p text:style-name="P33"/>
      <text:p text:style-name="P34">Tout d'abord, d'où nous est venu l'idée de ce projet ? Elle vient de cette scène de docteur strange, nous voulions recréer l'effet en vrai. Nous sommes tombés sur cette vidéo youtube qui exploitait l'effet Stroboscopique. Nous avons donc pensé à utiliser le même principe pour notre projet, mais en personnalisant le design et en ajoutant des fonctionnalités.</text:p>
      <text:p text:style-name="P35"/>
      <text:p text:style-name="P36">Voici donc le rendu final de notre projet</text:p>
      <text:p text:style-name="P37">Parler des différentes fonctionnalités : Deux gants, Strip LEDs, Deux modes de reglages en pliant les doigts</text:p>
      <text:p text:style-name="P38"/>
      <text:p text:style-name="P39">Transistion : Ce<text:s/>projet se base donc sur l'effet stroboscopique</text:p>
      <text:p text:style-name="Standard"><text:span text:style-name="T40">Reexpliquer ce qu'est l'effet Stroboscopique</text:span></text:p>
      <text:p text:style-name="P41">Expliquer le rôle de chaque gant, les personnalisations que l'on a apportées</text:p>
      <text:p text:style-name="P42"/>
      <text:p text:style-name="P43"/>
      <text:p text:style-name="P44">Transistion : Ce projet a demandé une organisation considérable, <text:s/>voici comme nous<text:s/>avons planifié les différentes tâches <text:s/></text:p>
      <text:p text:style-name="P45">Parcourir le diagramme en expliquant les différentes étapes</text:p>
      <text:p text:style-name="P46"/>
      <text:p text:style-name="Standard"><text:span text:style-name="T47">Transition : On vous a parlé de la liste des matériaux, la voici</text:span></text:p>
      <text:p text:style-name="P48">Parcourir la liste des matériaux en expliquant leur rôle</text:p>
      <text:p text:style-name="P49"/>
      <text:p text:style-name="Standard"><text:span text:style-name="T50">Et voici le schéma<text:s/></text:span><text:span text:style-name="T51">fonctionnel <text:s/>du projet</text:span></text:p>
      <text:p text:style-name="P52">Résumer les rôles de chaque partie du schéma. Expliquer quel composant va où</text:p>
      <text:p text:style-name="Standard"><text:span text:style-name="T53">Expliquer les changements de certains composants</text:span></text:p>
      <text:p text:style-name="P54"/>
      <text:p text:style-name="P55">Transition : Certains composants ont été sources de problèmes et de difficultés</text:p>
      <text:p text:style-name="P56">Tout d'abord avec une<text:s/>Arduino Nano probablement défectueuse, après avoir passé plusieurs jours a essayer de la faire fonctionner, il a fallu en recuperer une autre en urgence</text:p>
      <text:p text:style-name="P57">Tout comme les HC-06, impossible de les faire fonctionner correctement → Remplacés par des HM-10</text:p>
      <text:p text:style-name="P58">pb de place (brassard)</text:p>
      <text:p text:style-name="P59">Manque d'objets ludiques malgré nos efforts pour confectionner une horloge qui tourne vite</text:p>
      <text:p text:style-name="P60"/>
      <text:p text:style-name="Standard"><text:span text:style-name="T61"><text:s/>Enfin, des difficultés sur le plan logiciel : Exploitation des données de l’accéléromètre, filtre de Kalman,</text:span><text:span text:style-name="T62"><text:s/></text:span><text:span text:style-name="T63">problémes de stabilité dus à la Library Software Serial</text:span></text:p>
      <text:p text:style-name="P64"/>
      <text:p text:style-name="Standard"><text:span text:style-name="T65">Transition : Mais au final, nous avons su faire face aux difficultés et nous avons pu résoudre la majorité de nos problèmes<text:s/></text:span><text:span text:style-name="T66"><text:s text:c="3"/></text:span></text:p>
      <text:p text:style-name="P67"/>
      <text:p text:style-name="Standard"><text:span text:style-name="T68">Conclusion : Ce qu'on a appris , les améliorations qu'on aimerait faire (confort, gestion de l'espace,<text:s/></text:span><text:span text:style-name="T69">design, meilleure alimentation, circuit imprimé souple) et pourquoi on aimerait le projet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main Cocogne</dc:creator>
    <meta:creation-date>2018-05-31T19:23:00Z</meta:creation-date>
    <dc:date>2018-06-01T10:38:00Z</dc:date>
    <meta:template xlink:href="Normal" xlink:type="simple"/>
    <meta:editing-cycles>12</meta:editing-cycles>
    <meta:editing-duration>PT10500S</meta:editing-duration>
    <meta:document-statistic meta:page-count="1" meta:paragraph-count="8" meta:word-count="607" meta:character-count="4062" meta:row-count="28" meta:non-whitespace-character-count="3463"/>
  </office:meta>
</office:document-meta>
</file>